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MatchingPointcutTests.classLevelPointc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MatchingPointcutTests.classLevelAndMethodLevelPointc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notationMatchingPointcutTests.methodLevelPointc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